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794cm" style:rel-column-width="3060*"/>
    </style:style>
    <style:style style:name="Table1.B" style:family="table-column">
      <style:table-column-properties style:column-width="2.381cm" style:rel-column-width="9180*"/>
    </style:style>
    <style:style style:name="Table1.C" style:family="table-column">
      <style:table-column-properties style:column-width="13.825cm" style:rel-column-width="5329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052cm" style:rel-column-width="11764*"/>
    </style:style>
    <style:style style:name="Table2.B" style:family="table-column">
      <style:table-column-properties style:column-width="13.949cm" style:rel-column-width="5377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style:font-name="DejaVu Sans Mono" fo:font-size="8pt" style:font-size-asian="8pt" style:font-size-complex="8pt"/>
    </style:style>
    <style:style style:name="P6" style:family="paragraph" style:parent-style-name="Standard">
      <style:text-properties style:font-name="DejaVu Sans Mono" fo:font-size="7pt" style:font-size-asian="7pt" style:font-size-complex="7pt"/>
    </style:style>
    <style:style style:name="P7" style:family="paragraph" style:parent-style-name="Standard">
      <style:paragraph-properties>
        <style:tab-stops/>
      </style:paragraph-properties>
      <style:text-properties style:font-name="DejaVu Sans Mono" fo:font-size="7pt" style:font-size-asian="7pt" style:font-size-complex="7pt"/>
    </style:style>
    <style:style style:name="P8" style:family="paragraph" style:parent-style-name="Standard">
      <style:text-properties style:font-name="DejaVu Sans Mono" fo:font-size="7pt" fo:font-weight="normal" style:font-size-asian="7pt" style:font-weight-asian="normal" style:font-size-complex="7pt" style:font-weight-complex="normal"/>
    </style:style>
    <style:style style:name="P9" style:family="paragraph" style:parent-style-name="Standard">
      <style:paragraph-properties>
        <style:tab-stops>
          <style:tab-stop style:position="1.266cm"/>
          <style:tab-stop style:position="3.764cm"/>
          <style:tab-stop style:position="5.553cm"/>
        </style:tab-stops>
      </style:paragraph-properties>
      <style:text-properties style:font-name="DejaVu Sans Mono" fo:font-size="7pt" fo:font-weight="normal" style:font-size-asian="7pt" style:font-weight-asian="normal" style:font-size-complex="7pt" style:font-weight-complex="normal"/>
    </style:style>
    <style:style style:name="P10" style:family="paragraph" style:parent-style-name="Standard">
      <style:paragraph-properties>
        <style:tab-stops/>
      </style:paragraph-properties>
      <style:text-properties style:font-name="DejaVu Sans Mono" fo:font-size="7pt" fo:font-weight="normal" style:font-size-asian="7pt" style:font-weight-asian="normal" style:font-size-complex="7pt" style:font-weight-complex="normal"/>
    </style:style>
    <style:style style:name="P11" style:family="paragraph" style:parent-style-name="Standard">
      <style:text-properties style:text-underline-style="none" fo:font-weight="bold" style:font-weight-asian="bold" style:font-weight-complex="bold"/>
    </style:style>
    <style:style style:name="P12" style:family="paragraph" style:parent-style-name="Heading">
      <style:paragraph-properties fo:break-before="page"/>
    </style:style>
    <style:style style:name="P13" style:family="paragraph" style:parent-style-name="Text_20_body">
      <style:paragraph-properties fo:margin-top="0cm" fo:margin-bottom="0cm" fo:line-height="100%"/>
    </style:style>
    <style:style style:name="P14" style:family="paragraph" style:parent-style-name="Standard" style:list-style-name="L1"/>
    <style:style style:name="P1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style:tab-stops/>
      </style:paragraph-properties>
      <style:text-properties style:font-name="DejaVu Sans Mono" fo:font-size="7pt" fo:font-weight="normal" style:font-size-asian="7pt" style:font-weight-asian="normal" style:font-size-complex="7pt" style:font-weight-complex="normal"/>
    </style:style>
    <style:style style:name="P18" style:family="paragraph" style:parent-style-name="Standard">
      <style:text-properties style:font-name="DejaVu Sans Mono" fo:font-size="7pt" style:font-size-asian="7pt" style:font-size-complex="7pt"/>
    </style:style>
    <style:style style:name="P19" style:family="paragraph" style:parent-style-name="Standard">
      <style:paragraph-properties>
        <style:tab-stops/>
      </style:paragraph-properties>
      <style:text-properties style:font-name="DejaVu Sans Mono" fo:font-size="7pt" style:font-size-asian="7pt" style:font-size-complex="7pt"/>
    </style:style>
    <style:style style:name="P20" style:family="paragraph" style:parent-style-name="Text_20_body">
      <style:paragraph-properties fo:margin-top="0cm" fo:margin-bottom="0cm" fo:line-height="100%"/>
      <style:text-properties fo:font-weight="normal" style:font-weight-asian="normal" style:font-weight-complex="normal"/>
    </style:style>
    <style:style style:name="P21" style:family="paragraph" style:parent-style-name="Quotations">
      <style:text-properties fo:color="#000000" fo:font-weight="bold" style:font-weight-asian="bold" style:font-weight-complex="bold"/>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fr" fo:country="FR"/>
    </style:style>
    <style:style style:name="T9" style:family="text">
      <style:text-properties fo:font-weight="normal" style:font-weight-asian="normal" style:font-weight-complex="normal"/>
    </style:style>
    <style:style style:name="T10" style:family="text">
      <style:text-properties fo:color="#0000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pecification EpiData Template file structure</text:p>
      <text:p text:style-name="Text_20_body">revision: v1.1 March 11 2011 – adapted structure, JL</text:p>
      <text:p text:style-name="Text_20_body"/>
      <text:p text:style-name="Standard">An EpiData Template is a flat text file containing structured text lines, which can be used to create the contents of a dataset. </text:p>
      <text:p text:style-name="Standard"/>
      <text:p text:style-name="Standard">Contents of the file is case independent, character set must be UTF-8 to be handled corrctly. <text:s/>There are only two types of lines in the file:</text:p>
      <text:list xml:id="list1277268420" text:style-name="L1">
        <text:list-item>
          <text:p text:style-name="P14">Comment lines, which can be for descriptions of the contents, version information, documentation, web site reference or organisational information. Comment lines ALWAYS starts with a #</text:p>
          <text:p text:style-name="P14"># <text:s/>Here you can describe the purpose, version etc. </text:p>
        </text:list-item>
        <text:list-item>
          <text:p text:style-name="P14">Content information lines used to specify the file. These define sections, fields, valuelabels , headings and language used. A specifier must appear before it is used subsequently, therefore e.g. A section must be defined before used.</text:p>
        </text:list-item>
      </text:list>
      <text:p text:style-name="Standard"/>
      <text:p text:style-name="Standard">The sequence of section and field definitions in the template defines the sequential structure of the database created. <text:span text:style-name="T9">Contents of the template file is explained further below</text:span></text:p>
      <text:p text:style-name="Standard"/>
      <text:p text:style-name="Standard">Some specifications for the database are NOT part of the template, but implemented as parameters used in the creation of the database. </text:p>
      <text:p text:style-name="Standard"/>
      <text:p text:style-name="Standard">The database is created by invoking the command line processor EpiDataCmd. </text:p>
      <text:p text:style-name="Standard">Epidatacmd template -i <text:s/>“File containing the template” -o “created file.epx” [options]</text:p>
      <text:p text:style-name="Standard"/>
      <text:p text:style-name="Standard">Options can be any of these, where <text:span text:style-name="T10">&lt;i&gt; indicates an integer number in pixels</text:span>:</text:p>
      <text:p text:style-name="P21">--sectionleft <text:s/>&lt;i&gt; <text:line-break/>--fieldleft &lt;i&gt;<text:line-break/>--headingleft <text:s/>&lt;i&gt;<text:line-break/>--fieldfielddist <text:s/>&lt;i&gt;<text:line-break/>--fieldheadingdist <text:s/>&lt;i&gt;<text:line-break/>--headingheadingdist <text:s/>&lt;i&gt;</text:p>
      <text:p text:style-name="Text_20_body">Further control during data entry: </text:p>
      <text:p text:style-name="Text_20_body">To hide fieldnames on the dataform: <text:span text:style-name="T7">--hidefieldnames</text:span> <text:s text:c="4"/><text:line-break/>To show texts from valuelabels (all fields with valuelabels) <text:span text:style-name="T6">-- showvaluelabels</text:span> <text:line-break/>To activate automatic backup after closing datafile: <text:span text:style-name="T7">--backup</text:span> <text:s/><text:line-break/></text:p>
      <text:p text:style-name="Text_20_body">An example batch file / command file to create the three files header.tmpl, salat.tmpl and meat.tmpl could be a shell in linux, e.g. saved as create.sh :</text:p>
      <text:p text:style-name="P13">./epidatacmd template -i header.tmpl -o header.epx -- backup – headingleft 200 – sectionleft 500</text:p>
      <text:p text:style-name="P13">./epidatacmd template -i salad.tmpl -o salad.epx -- backup – headingleft 200 – sectionleft 500</text:p>
      <text:p text:style-name="P13">./epidatacmd template -i meat.tmpl -o meat.epx -- backup – headingleft 200 – sectionleft 500</text:p>
      <text:p text:style-name="P13"/>
      <text:p text:style-name="P13">and the file would be activated by:</text:p>
      <text:p text:style-name="P13">./create.sh <text:s/>(ret til det korrekte)</text:p>
      <text:p text:style-name="P20"/>
      <text:p text:style-name="Standard"/>
      <text:p text:style-name="Standard"><text:soft-page-break/></text:p>
      <text:p text:style-name="P1">Content of the template file</text:p>
      <text:p text:style-name="P1"/>
      <text:p text:style-name="Standard">Usually one would start with a few lines of comments indicating version and purpose etc. </text:p>
      <text:p text:style-name="Standard"># Epidata template file</text:p>
      <text:p text:style-name="Standard"># Version 2.2 created March 2<text:span text:style-name="T1">nd</text:span> 2010 </text:p>
      <text:p text:style-name="Standard"/>
      <text:p text:style-name="Standard">Following this remaining lines would be either further comments or one of six specification types (d1 – d6). The title <text:span text:style-name="T7">must</text:span><text:span text:style-name="T9"> always be used before any other – since this also contains the language used</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 </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4"><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
      <text:p text:style-name="Standard"><text:span text:style-name="T7">format</text:span>:<text:line-break/>"valuelabel" &lt;"set name"&gt; &lt;"type"&gt; &lt;value&gt; &lt;"label text for the value"&gt; [missing]</text:p>
      <text:p text:style-name="Standard"><text:soft-page-break/></text:p>
      <text:p text:style-name="Standard">Where "valuelabel" is the key word, name is specified <text:s/>by the user, value is the desired value and missing is a keyword indicating that this value is used for missing. &lt;type&gt; is the same specifier as used for field definitions - only three types are allowed i: integer, f: float, s:string. <text:s/></text:p>
      <text:p text:style-name="Standard"/>
      <text:p text:style-name="Standard"><text:span text:style-name="T4">Example</text:span>:</text:p>
      <text:p text:style-name="Standard">"valuelabel"<text:tab/>"yn" <text:tab/>"i"<text:tab/>1<text:tab/>"No"</text:p>
      <text:p text:style-name="Standard">"valuelabel"<text:tab/>"yn" <text:tab/>"i"<text:tab/>2<text:tab/>"Yes"</text:p>
      <text:p text:style-name="Standard">"valuelabel" <text:tab/>"yn"<text:tab/>"i"<text:tab/>8<text:tab/>"Irrelevant"<text:tab/>"missing"</text:p>
      <text:p text:style-name="Standard">"valuelabel"<text:tab/>"yn" <text:tab/>"i"<text:tab/>9<text:tab/>"Unknown"<text:tab/>"missing"</text:p>
      <text:p text:style-name="Standard"/>
      <text:p text:style-name="Standard">Which would specify the value label ""yn"" with the values 1,2,8 and 9 with the texts shown and values 8 and 9 defined as missing values. The "i" indicates the integer type.</text:p>
      <text:p text:style-name="Standard">If a string type is define the &lt;value&gt; MUST be written in quotes.</text:p>
      <text:p text:style-name="Standard"/>
      <text:p text:style-name="P2">D3: Sections</text:p>
      <text:p text:style-name="Standard">These lines specify a single logical section placed on the main section. Each line can specify a unique caption and a width of the section. The caption of the section can later be used in the definition of fields to indicate where a given field is placed. The height is calculated automatically based on the number of fields and heading lines contained. </text:p>
      <text:p text:style-name="Standard"/>
      <text:p text:style-name="P1">Format:</text:p>
      <text:p text:style-name="Standard">"section" <text:s text:c="2"/>“name”<text:tab/> &lt;"caption"&gt; &lt;width&gt; <text:line-break/></text:p>
      <text:p text:style-name="P15">D4: Fields</text:p>
      <text:p text:style-name="Standard">These contain the definition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P11"/>
      <text:p text:style-name="P11">Format:</text:p>
      <text:p text:style-name="Standard">"field"<text:tab/>&lt;"section caption"&gt; &lt;"fieldtype*"&gt; &lt;format&gt; &lt;"variable name"&gt; &lt;"question"&gt; &lt;"valuelabel name"&gt; &lt;range min&gt; &lt;range max&gt; [&lt;value to specify exit section&gt;]</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5"/>
            <text:p text:style-name="P5">basic data fields:<text:line-break/>i = Integer</text:p>
            <text:p text:style-name="P5">f = Float</text:p>
            <text:p text:style-name="P5">s = String</text:p>
            <text:p text:style-name="P5">u = Uppercase String</text:p>
            <text:p text:style-name="P5">d = Date (DMY)</text:p>
            <text:p text:style-name="P5">m = Date (MDY) </text:p>
            <text:p text:style-name="P5">y = Date (YMD)</text:p>
            <text:p text:style-name="P5">t = Time</text:p>
            <text:p text:style-name="P5">b = Boolean</text:p>
            <text:p text:style-name="P5"/>
            <text:p text:style-name="P5">Fields assigned a value automatically</text:p>
            <text:p text:style-name="P5">a = Auto Increment</text:p>
            <text:p text:style-name="P5">n = Auto Date (DMY)</text:p>
            <text:p text:style-name="P5">o = Auto Date (MDY)</text:p>
            <text:p text:style-name="P5">p = Auto Date (YMD)</text:p>
            <text:p text:style-name="P5">z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length (time, date, etc.) set to 0. <text:s/>Float format descriptions contain three parts, first the number of digits before the period, then a period and then the number <text:s/>of digits after the period. A float cannot have 0 decimals. Only integers can have <text:s/><text:soft-page-break/>0 decimal digits. <text:s/></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row>
          <table:table-cell table:style-name="Table2.A2" office:value-type="string">
            <text:p text:style-name="Standard">Jump value</text:p>
          </table:table-cell>
          <table:table-cell table:style-name="Table2.B2" office:value-type="string">
            <text:p text:style-name="Standard">IF this value is added then a jump will <text:s/>be specified for that field such that entry of the value indicated results in a jump of the type “exit section” <text:s/>the bypassed variables will be automatically reset to second highest missing value defined in the label for that field. </text:p>
            <text:p text:style-name="Standard">Error: </text:p>
            <text:p text:style-name="Standard">If a jump value is indicated <text:s/>then the field must have a value label attached. It is up to the user to specify the missing value definitions correctly. <text:s text:c="2"/></text:p>
          </table:table-cell>
        </table:table-row>
      </table:table>
      <text:p text:style-name="Standard"/>
      <text:p text:style-name="Standard"/>
      <text:p text:style-name="P16">If the same name specifier is used for several fields these will be renamed with an integer following the part being the same, e.g. If more fields have the name s1 they will be named s1 s2 s3 etc. Fields with empty name will be named v1 v2 v3 ....</text:p>
      <text:p text:style-name="P16"/>
      <text:p text:style-name="Standard"><text:span text:style-name="T4">Examples</text:span>:</text:p>
      <text:p text:style-name="Standard">A simple integer of width 1 with valuelabel yn and jump on 8 to exit section. Range not relevant and therefore specified as 0 0 :</text:p>
      <text:p text:style-name="Standard">"field" "main" "i" 1<text:tab/>"v1" "I = integer"<text:tab/>"yn"<text:tab/>0 0 <text:s text:c="2"/>8</text:p>
      <text:p text:style-name="Standard"/>
      <text:p text:style-name="Standard">Example of float and string are similar: </text:p>
      <text:p text:style-name="Standard">"field" "main" "f" 3.2<text:tab/>"v2" "f = Float"<text:tab/>"nil"<text:tab/>1 100 </text:p>
      <text:p text:style-name="Standard">"field" "main" "s" 12<text:tab/>"v3" "question type s = String"<text:tab/>"nil"<text:tab/>0 0 </text:p>
      <text:p text:style-name="Standard"/>
      <text:p text:style-name="Standard"/>
      <text:p text:style-name="Standard"/>
      <text:p text:style-name="P2">D5: Heading lines</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Standard">If the same name specifier is used for several headings these will be renamed with an integer following the part being the same, e.g. If more headings have the same name s1, they will be named s1 s2 s3 etc. Headings with empty name will be named h1 h2 h3 ....</text:p>
      <text:p text:style-name="Standard"/>
      <text:p text:style-name="P1">Format:</text:p>
      <text:p text:style-name="Standard">"heading"<text:tab/>&lt;"section"&gt; &lt;"name"&gt; &lt;"caption text"&gt;</text:p>
      <text:p text:style-name="Standard"/>
      <text:p text:style-name="Standard"><text:span text:style-name="T5">Example</text:span>:</text:p>
      <text:p text:style-name="Standard">"heading" "main" "This is my first project!"</text:p>
      <text:p text:style-name="Standard">"heading" "demography" "Please enter the name:"</text:p>
      <text:p text:style-name="Standard"/>
      <text:p text:style-name="Standard"/>
      <text:p text:style-name="P2">D6: Translation</text:p>
      <text:p text:style-name="Standard">These lines define a translation to a text in a previous definition. The construct of these lines are <text:soft-page-break/>somewhat different to the previous definition in the sense that here information is added to already existing definitions, but no new definition is given.</text:p>
      <text:p text:style-name="Standard"/>
      <text:p text:style-name="Standard">It is possible to translate the caption of a section, the "question" of a field, the caption of a heading and labels of a valuelabel.</text:p>
      <text:p text:style-name="Standard"/>
      <text:p text:style-name="Standard"><text:span text:style-name="T7">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text:span text:style-name="T5">Example</text:span>:</text:p>
      <text:p text:style-name="Standard">"translate" "field"<text:tab/>"V1"<text:tab/><text:tab/><text:tab/>"da"<text:tab/>"Alder på personen"</text:p>
      <text:p text:style-name="Standard">"translate" "heading"<text:tab/>"H1"<text:tab/><text:tab/><text:tab/>"fr"<text:tab/>"<text:bookmark text:name="result_box"/><text:span text:style-name="T8">Âge de la personne</text:span>"</text:p>
      <text:p text:style-name="Standard">"translate" "section"<text:tab/>"Demography"<text:tab/>"de"<text:tab/>"Demografie"</text:p>
      <text:p text:style-name="Standard">"translate" "valuelabel"<text:tab/>""yn""<text:tab/>"0"<text:tab/>"cn"<text:tab/>"无"</text:p>
      <text:p text:style-name="Standard"/>
      <text:p text:style-name="P1">Complete sample template file:</text:p>
      <text:p text:style-name="P1"/>
      <text:p text:style-name="Standard">This file defines the structure of the Bromar – marathon sample data file released with EpiData Analysis.</text:p>
      <text:p text:style-name="Standard"/>
      <text:p text:style-name="P6">"title"<text:tab/>"en"<text:tab/>"Bromarathon data – example project"</text:p>
      <text:p text:style-name="P6">"valuelabel"<text:tab/>"yn"<text:tab/>"i"<text:tab/>1<text:tab/>"Yes"</text:p>
      <text:p text:style-name="P6">"valuelabel"<text:tab/>"yn"<text:tab/>"i"<text:tab/>2<text:tab/>"No"<text:tab/>“missing”</text:p>
      <text:p text:style-name="P6">"valuelabel"<text:tab/>"yn"<text:tab/>"i"<text:tab/>9<text:tab/>"Unknown"<text:tab/>“missing”</text:p>
      <text:p text:style-name="P6"/>
      <text:p text:style-name="P6">"valuelabel"<text:tab/>"fm"<text:tab/>"i"<text:tab/>1<text:tab/>"Female"</text:p>
      <text:p text:style-name="P6">"valuelabel"<text:tab/>"fm"<text:tab/>"i"<text:tab/>2<text:tab/>"Male"</text:p>
      <text:p text:style-name="P8">"valuelabel"<text:tab/>"res"<text:tab/>"i"<text:tab/>1<text:tab/>"0-25 km"</text:p>
      <text:p text:style-name="P8">"valuelabel"<text:tab/>"res"<text:tab/>"i"<text:tab/>2<text:tab/>"26-62 km"</text:p>
      <text:p text:style-name="P8">"valuelabel"<text:tab/>"res"<text:tab/>"i"<text:tab/>3<text:tab/>"63-120 km"</text:p>
      <text:p text:style-name="P8">"valuelabel"<text:tab/>"res"<text:tab/>"i"<text:tab/>4<text:tab/>"120+ km"</text:p>
      <text:p text:style-name="P8">"valuelabel"<text:tab/>"res"<text:tab/>"i"<text:tab/>5<text:tab/>"Copenhagen"</text:p>
      <text:p text:style-name="P8">"valuelabel"<text:tab/>"res"<text:tab/>"i"<text:tab/>6<text:tab/>"East Denmark"</text:p>
      <text:p text:style-name="P8">"valuelabel"<text:tab/>"res"<text:tab/>"i"<text:tab/>8<text:tab/>"Other Country"<text:tab/>missing</text:p>
      <text:p text:style-name="P8">"valuelabel"<text:tab/>"res"<text:tab/>"i"<text:tab/>9<text:tab/>"Unknown"<text:tab/>missing</text:p>
      <text:p text:style-name="P8">"valuelabel"<text:tab/>"rest"<text:tab/>"i"<text:tab/>9<text:tab/>"Unknown"<text:tab/>missing</text:p>
      <text:p text:style-name="P8">"valuelabel"<text:tab/>"hours"<text:tab/>"i"<text:tab/>0<text:tab/>"2.5-3.4"</text:p>
      <text:p text:style-name="P8">"valuelabel"<text:tab/>"hours"<text:tab/>"i"<text:tab/>1<text:tab/>"3.5-3.7"</text:p>
      <text:p text:style-name="P8">"valuelabel"<text:tab/>"hours"<text:tab/>"i"<text:tab/>2<text:tab/>"3.8-4.1”</text:p>
      <text:p text:style-name="P8">"valuelabel"<text:tab/>"hours"<text:tab/>"i"<text:tab/>3<text:tab/>"4.2-6.2"</text:p>
      <text:p text:style-name="P8">"valuelabel"<text:tab/>"hours"<text:tab/>"i"<text:tab/>9<text:tab/>"Unknown"<text:tab/>Missing</text:p>
      <text:p text:style-name="P8"/>
      <text:p text:style-name="P8"># Now fields are defined sequentially.</text:p>
      <text:p text:style-name="P8">"field"<text:tab/>"main"<text:tab/><text:tab/>"i"<text:tab/>4 "id"<text:tab/>"Runners number during the Marathon"<text:tab/><text:tab/>"nil"<text:tab/>1 4300<text:tab/> <text:s text:c="47"/>"field"<text:tab/>"main"<text:tab/><text:tab/>"i"<text:tab/>4 "km"<text:tab/>"Distance from residence (km)"<text:tab/><text:tab/><text:tab/>"nil"<text:tab/>0 800 </text:p>
      <text:p text:style-name="P10">"field"<text:tab/>"main"<text:tab/><text:tab/>"i"<text:tab/>4 "kmgrp"<text:tab/>"Distance from residence (grouped km)"<text:tab/>"res"<text:tab/>0 800</text:p>
      <text:p text:style-name="P10">"section"<text:tab/>"demography"<text:tab/>400</text:p>
      <text:p text:style-name="P10">"field"<text:tab/>"demography"<text:tab/>"i"<text:tab/>4 "sex"<text:tab/>"Sex of particpant"<text:tab/><text:tab/><text:tab/><text:tab/>"fm"<text:tab/>0 0</text:p>
      <text:p text:style-name="P10">"field"<text:tab/>"demography"<text:tab/>"i"<text:tab/>4 "born"<text:tab/>"Year of birth (4 digits)"<text:tab/><text:tab/><text:tab/>"nil"<text:tab/>1930 1985 </text:p>
      <text:p text:style-name="P10">"section"<text:tab/>"results"<text:tab/>450</text:p>
      <text:p text:style-name="P10"># float variables indicate number of digits before and after decimal point. </text:p>
      <text:p text:style-name="P10"># format specifications must be using period (.) to describe the lengths</text:p>
      <text:p text:style-name="P7">"field"<text:tab/><text:span text:style-name="T9">"</text:span>results<text:span text:style-name="T9">"<text:tab/>"</text:span>i<text:span text:style-name="T9">"<text:tab/></text:span>1 <text:span text:style-name="T9">"run"<text:tab/></text:span>"Completed race ?" <text:span text:style-name="T9">"yn"<text:tab/>0 0</text:span> 8<text:span text:style-name="T9"> <text:s text:c="16"/></text:span></text:p>
      <text:p text:style-name="P10">"field"<text:tab/>"results"<text:tab/>"f"<text:tab/>1.4 "runtime"<text:tab/>"Time in hours, minutes and seconds"<text:tab/>"nil"<text:tab/>0 0</text:p>
      <text:p text:style-name="P10">"field"<text:tab/>"results"<text:tab/>"f"<text:tab/>1.4 "dectime"<text:tab/>"Completion time (decimal)"<text:tab/> <text:tab/>"nil"<text:tab/>2.0 7.0</text:p>
      <text:p text:style-name="P7">"field"<text:tab/><text:span text:style-name="T9">"</text:span>results<text:span text:style-name="T9">"<text:tab/>"</text:span>i<text:span text:style-name="T9">"<text:tab/></text:span>1 <text:span text:style-name="T9">"</text:span>decgrp<text:span text:style-name="T9">"<text:tab/></text:span>"Completion time (grouped)"<text:tab/> <text:tab/><text:span text:style-name="T9">"</text:span>hours<text:span text:style-name="T9">"<text:tab/>0 0</text:span> <text:span text:style-name="T9"><text:s text:c="17"/></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3-10T09:22:44</dc:date>
    <dc:creator>Jens Lauritsen</dc:creator>
    <meta:editing-duration>PT7H43M29S</meta:editing-duration>
    <meta:editing-cycles>88</meta:editing-cycles>
    <meta:generator>LibreOffice/3.3$Unix LibreOffice_project/330m19$Build-6</meta:generator>
    <meta:document-statistic meta:table-count="2" meta:image-count="0" meta:object-count="0" meta:page-count="5" meta:paragraph-count="160" meta:word-count="1934" meta:character-count="11606"/>
  </office:meta>
</office:document-meta>
</file>